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7800000078A91BFBB2.png" manifest:media-type=""/>
  <manifest:file-entry manifest:full-path="Pictures/10000000000003200000025812BF8112.png" manifest:media-type=""/>
  <manifest:file-entry manifest:full-path="Pictures/1000000000000078000000781CBE32F4.png" manifest:media-type=""/>
  <manifest:file-entry manifest:full-path="Pictures/10000000000003200000025891463E52.png" manifest:media-type=""/>
  <manifest:file-entry manifest:full-path="Pictures/10000000000001E0000001E0BBAC9829.png" manifest:media-type=""/>
  <manifest:file-entry manifest:full-path="Pictures/100000000000007800000078D163DC44.png" manifest:media-type=""/>
  <manifest:file-entry manifest:full-path="Pictures/10000000000000780000007896A97051.png" manifest:media-type=""/>
  <manifest:file-entry manifest:full-path="Pictures/1000000000000078000000785977D748.png" manifest:media-type=""/>
  <manifest:file-entry manifest:full-path="Pictures/1000000000000320000002581027AE24.png" manifest:media-type=""/>
  <manifest:file-entry manifest:full-path="Pictures/100000000000007800000078C2A5314C.png" manifest:media-type=""/>
  <manifest:file-entry manifest:full-path="Pictures/100000000000007800000078DBC6615A.png" manifest:media-type=""/>
  <manifest:file-entry manifest:full-path="Pictures/10000000000000780000007853C53CFA.png" manifest:media-type=""/>
  <manifest:file-entry manifest:full-path="Pictures/1000000000000320000002580D8EA06D.png" manifest:media-type=""/>
  <manifest:file-entry manifest:full-path="Pictures/100000000000032000000258244B675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0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exturing</text:p>
          </draw:text-box>
        </draw:frame>
        <draw:frame draw:style-name="gr1" draw:text-style-name="P1" draw:layer="layout" svg:width="3.16cm" svg:height="3.16cm" svg:x="4.8cm" svg:y="10.04cm">
          <draw:image xlink:href="Pictures/100000000000007800000078A91BFBB2.png" xlink:type="simple" xlink:show="embed" xlink:actuate="onLoad">
            <text:p/>
          </draw:image>
        </draw:frame>
        <draw:frame draw:style-name="gr1" draw:text-style-name="P1" draw:layer="layout" svg:width="3.16cm" svg:height="3.16cm" svg:x="4.8cm" svg:y="15cm">
          <draw:image xlink:href="Pictures/100000000000007800000078D163DC44.png" xlink:type="simple" xlink:show="embed" xlink:actuate="onLoad">
            <text:p/>
          </draw:image>
        </draw:frame>
        <draw:frame draw:style-name="gr1" draw:text-style-name="P1" draw:layer="layout" svg:width="3.16cm" svg:height="3.16cm" svg:x="9.64cm" svg:y="10.04cm">
          <draw:image xlink:href="Pictures/10000000000000780000007853C53CFA.png" xlink:type="simple" xlink:show="embed" xlink:actuate="onLoad">
            <text:p/>
          </draw:image>
        </draw:frame>
        <draw:frame draw:style-name="gr1" draw:text-style-name="P1" draw:layer="layout" svg:width="3.16cm" svg:height="3.16cm" svg:x="14.8cm" svg:y="10cm">
          <draw:image xlink:href="Pictures/100000000000007800000078C2A5314C.png" xlink:type="simple" xlink:show="embed" xlink:actuate="onLoad">
            <text:p/>
          </draw:image>
        </draw:frame>
        <draw:frame draw:style-name="gr1" draw:text-style-name="P1" draw:layer="layout" svg:width="3.174cm" svg:height="3.174cm" svg:x="19.8cm" svg:y="15cm">
          <draw:image xlink:href="Pictures/1000000000000078000000781CBE32F4.png" xlink:type="simple" xlink:show="embed" xlink:actuate="onLoad">
            <text:p/>
          </draw:image>
        </draw:frame>
        <draw:frame draw:style-name="gr1" draw:text-style-name="P1" draw:layer="layout" svg:width="3.174cm" svg:height="3.174cm" svg:x="19.826cm" svg:y="10.026cm">
          <draw:image xlink:href="Pictures/100000000000007800000078DBC6615A.png" xlink:type="simple" xlink:show="embed" xlink:actuate="onLoad">
            <text:p/>
          </draw:image>
        </draw:frame>
        <draw:frame draw:style-name="gr1" draw:text-style-name="P1" draw:layer="layout" svg:width="3.16cm" svg:height="3.16cm" svg:x="9.64cm" svg:y="15cm">
          <draw:image xlink:href="Pictures/10000000000000780000007896A97051.png" xlink:type="simple" xlink:show="embed" xlink:actuate="onLoad">
            <text:p/>
          </draw:image>
        </draw:frame>
        <draw:frame draw:style-name="gr1" draw:text-style-name="P1" draw:layer="layout" svg:width="3.16cm" svg:height="3.16cm" svg:x="14.8cm" svg:y="15cm">
          <draw:image xlink:href="Pictures/1000000000000078000000785977D748.png" xlink:type="simple" xlink:show="embed" xlink:actuate="onLoad">
            <text:p/>
          </draw:image>
        </draw:frame>
        <draw:frame draw:style-name="gr2" draw:text-style-name="P2" draw:layer="layout" svg:width="7.4cm" svg:height="1.348cm" svg:x="10.6cm" svg:y="6.2cm">
          <draw:text-box>
            <text:p text:style-name="P2"><text:span text:style-name="T1">Welche Map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exturing</text:p>
          </draw:text-box>
        </draw:frame>
        <draw:frame draw:style-name="gr1" draw:text-style-name="P1" draw:layer="layout" svg:width="3.16cm" svg:height="3.16cm" svg:x="4.8cm" svg:y="10.04cm">
          <draw:image xlink:href="Pictures/100000000000007800000078A91BFBB2.png" xlink:type="simple" xlink:show="embed" xlink:actuate="onLoad">
            <text:p/>
          </draw:image>
        </draw:frame>
        <draw:frame draw:style-name="gr1" draw:text-style-name="P1" draw:layer="layout" svg:width="3.16cm" svg:height="3.16cm" svg:x="4.8cm" svg:y="15cm">
          <draw:image xlink:href="Pictures/100000000000007800000078D163DC44.png" xlink:type="simple" xlink:show="embed" xlink:actuate="onLoad">
            <text:p/>
          </draw:image>
        </draw:frame>
        <draw:frame draw:style-name="gr1" draw:text-style-name="P1" draw:layer="layout" svg:width="3.16cm" svg:height="3.16cm" svg:x="9.64cm" svg:y="10.04cm">
          <draw:image xlink:href="Pictures/10000000000000780000007853C53CFA.png" xlink:type="simple" xlink:show="embed" xlink:actuate="onLoad">
            <text:p/>
          </draw:image>
        </draw:frame>
        <draw:frame draw:style-name="gr1" draw:text-style-name="P1" draw:layer="layout" svg:width="3.16cm" svg:height="3.16cm" svg:x="14.8cm" svg:y="10cm">
          <draw:image xlink:href="Pictures/100000000000007800000078C2A5314C.png" xlink:type="simple" xlink:show="embed" xlink:actuate="onLoad">
            <text:p/>
          </draw:image>
        </draw:frame>
        <draw:frame draw:style-name="gr1" draw:text-style-name="P1" draw:layer="layout" svg:width="3.174cm" svg:height="3.174cm" svg:x="19.8cm" svg:y="15cm">
          <draw:image xlink:href="Pictures/1000000000000078000000781CBE32F4.png" xlink:type="simple" xlink:show="embed" xlink:actuate="onLoad">
            <text:p/>
          </draw:image>
        </draw:frame>
        <draw:frame draw:style-name="gr1" draw:text-style-name="P1" draw:layer="layout" svg:width="3.174cm" svg:height="3.174cm" svg:x="19.826cm" svg:y="10.026cm">
          <draw:image xlink:href="Pictures/100000000000007800000078DBC6615A.png" xlink:type="simple" xlink:show="embed" xlink:actuate="onLoad">
            <text:p/>
          </draw:image>
        </draw:frame>
        <draw:frame draw:style-name="gr1" draw:text-style-name="P1" draw:layer="layout" svg:width="3.16cm" svg:height="3.16cm" svg:x="9.64cm" svg:y="15cm">
          <draw:image xlink:href="Pictures/10000000000000780000007896A97051.png" xlink:type="simple" xlink:show="embed" xlink:actuate="onLoad">
            <text:p/>
          </draw:image>
        </draw:frame>
        <draw:frame draw:style-name="gr1" draw:text-style-name="P1" draw:layer="layout" svg:width="3.16cm" svg:height="3.16cm" svg:x="14.8cm" svg:y="15cm">
          <draw:image xlink:href="Pictures/1000000000000078000000785977D748.png" xlink:type="simple" xlink:show="embed" xlink:actuate="onLoad">
            <text:p/>
          </draw:image>
        </draw:frame>
        <draw:frame draw:style-name="gr2" draw:text-style-name="P2" draw:layer="layout" svg:width="7.4cm" svg:height="1.348cm" svg:x="10.6cm" svg:y="6.2cm">
          <draw:text-box>
            <text:p text:style-name="P2"><text:span text:style-name="T1">Welche Maps?</text:span></text:p>
          </draw:text-box>
        </draw:frame>
        <draw:frame draw:style-name="gr4" draw:layer="layout" svg:width="2.462cm" svg:height="0.963cm" svg:x="5cm" svg:y="8.6cm">
          <draw:text-box>
            <text:p>Diffuse</text:p>
          </draw:text-box>
        </draw:frame>
        <draw:frame draw:style-name="gr4" draw:layer="layout" svg:width="2.157cm" svg:height="0.963cm" svg:x="10cm" svg:y="8.6cm">
          <draw:text-box>
            <text:p>Bump</text:p>
          </draw:text-box>
        </draw:frame>
        <draw:frame draw:style-name="gr4" draw:layer="layout" svg:width="3cm" svg:height="0.963cm" svg:x="15cm" svg:y="8.637cm">
          <draw:text-box>
            <text:p>Specular</text:p>
          </draw:text-box>
        </draw:frame>
        <draw:frame draw:style-name="gr4" draw:layer="layout" svg:width="2.542cm" svg:height="0.963cm" svg:x="20.243cm" svg:y="8.637cm">
          <draw:text-box>
            <text:p>Normal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Texturing</text:p>
          </draw:text-box>
        </draw:frame>
        <draw:frame draw:style-name="gr1" draw:text-style-name="P1" draw:layer="layout" svg:width="9.52cm" svg:height="9.52cm" svg:x="4.6cm" svg:y="8.08cm">
          <draw:image xlink:href="Pictures/100000000000007800000078A91BFBB2.png" xlink:type="simple" xlink:show="embed" xlink:actuate="onLoad">
            <text:p/>
          </draw:image>
        </draw:frame>
        <draw:frame draw:style-name="gr1" draw:text-style-name="P1" draw:layer="layout" svg:width="9.6cm" svg:height="9.6cm" svg:x="16.4cm" svg:y="8cm">
          <draw:image xlink:href="Pictures/10000000000001E0000001E0BBAC9829.png" xlink:type="simple" xlink:show="embed" xlink:actuate="onLoad">
            <text:p/>
          </draw:image>
        </draw:frame>
        <draw:frame draw:style-name="gr5" draw:text-style-name="P3" draw:layer="layout" svg:width="15.2cm" svg:height="1.195cm" svg:x="7.2cm" svg:y="5.2cm">
          <draw:text-box>
            <text:p text:style-name="P3"><text:span text:style-name="T2">Bauen Sie Modelle für diese Texturen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Texturing</text:p>
          </draw:text-box>
        </draw:frame>
        <draw:frame draw:style-name="gr1" draw:text-style-name="P1" draw:layer="layout" svg:width="21.166cm" svg:height="15.874cm" svg:x="3.034cm" svg:y="4.2cm">
          <draw:image xlink:href="Pictures/10000000000003200000025812BF81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Texturing</text:p>
          </draw:text-box>
        </draw:frame>
        <draw:frame draw:style-name="gr1" draw:text-style-name="P1" draw:layer="layout" svg:width="21.166cm" svg:height="15.874cm" svg:x="3.034cm" svg:y="4.2cm">
          <draw:image xlink:href="Pictures/100000000000032000000258244B67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Texturing</text:p>
          </draw:text-box>
        </draw:frame>
        <draw:frame draw:style-name="gr1" draw:text-style-name="P1" draw:layer="layout" svg:width="21.166cm" svg:height="15.874cm" svg:x="3.034cm" svg:y="4.2cm">
          <draw:image xlink:href="Pictures/1000000000000320000002581027AE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Texturing</text:p>
          </draw:text-box>
        </draw:frame>
        <draw:frame draw:style-name="gr1" draw:text-style-name="P1" draw:layer="layout" svg:width="21.166cm" svg:height="15.874cm" svg:x="3.034cm" svg:y="4.2cm">
          <draw:image xlink:href="Pictures/1000000000000320000002580D8EA0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Texturing</text:p>
          </draw:text-box>
        </draw:frame>
        <draw:frame draw:style-name="gr1" draw:text-style-name="P1" draw:layer="layout" svg:width="21.166cm" svg:height="15.874cm" svg:x="3.034cm" svg:y="4.2cm">
          <draw:image xlink:href="Pictures/10000000000003200000025891463E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1T11:02:03.10</meta:creation-date>
    <dc:date>2013-06-11T11:17:10.11</dc:date>
    <meta:editing-duration>P0D</meta:editing-duration>
    <meta:editing-cycles>1</meta:editing-cycles>
    <meta:document-statistic meta:object-count="75"/>
    <meta:generator>LibreOffice/4.0.2.2$Windows_x86 LibreOffice_project/4c82dcdd6efcd48b1d8bba66bfe1989deee49c3</meta:generator>
  </office:meta>
</office:document-meta>
</file>